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9654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96540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UrbanBody">
      <style:text-properties fo:font-size="11pt" officeooo:paragraph-rsid="00436691" style:font-name="Arial" style:font-size-asian="11pt" style:font-size-complex="11pt"/>
    </style:style>
    <style:style style:family="paragraph" style:name="P10" style:parent-style-name="Standard">
      <style:text-properties fo:font-size="14pt" officeooo:paragraph-rsid="00496540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96540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6540" style:font-name="Arial" style:font-size-asian="10pt" style:font-size-complex="10pt"/>
    </style:style>
    <style:style style:family="paragraph" style:name="P13" style:parent-style-name="UrbanTitle">
      <style:text-properties fo:font-size="9pt" fo:font-weight="normal" officeooo:paragraph-rsid="001dc90b" style:font-name="Arial" style:font-size-asian="9pt" style:font-size-complex="9pt" style:font-weight-asian="normal" style:font-weight-complex="normal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normal" officeooo:paragraph-rsid="0049654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6">PW - </text:span>Département d<text:span text:style-name="T14">u développement économique</text:span> - Direction <text:span text:style-name="T13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10"/>
      <text:p text:style-name="P3">Transmis<text:span text:style-name="T7">sion</text:span> <text:span text:style-name="T9">de l’avis préalable du Collège communal</text:span></text:p>
      <text:p text:style-name="P13"/>
      <text:p text:style-name="P5"/>
      <text:p text:style-name="P6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es implantations commerciales</text:span>,</text:p>
      <text:p text:style-name="P6"/>
      <text:p text:style-name="P7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9654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96540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UrbanBody">
      <style:text-properties fo:font-size="11pt" officeooo:paragraph-rsid="00436691" style:font-name="Arial" style:font-size-asian="11pt" style:font-size-complex="11pt"/>
    </style:style>
    <style:style style:family="paragraph" style:name="P10" style:parent-style-name="Standard">
      <style:text-properties fo:font-size="14pt" officeooo:paragraph-rsid="00496540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96540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6540" style:font-name="Arial" style:font-size-asian="10pt" style:font-size-complex="10pt"/>
    </style:style>
    <style:style style:family="paragraph" style:name="P13" style:parent-style-name="UrbanTitle">
      <style:text-properties fo:font-size="9pt" fo:font-weight="normal" officeooo:paragraph-rsid="001dc90b" style:font-name="Arial" style:font-size-asian="9pt" style:font-size-complex="9pt" style:font-weight-asian="normal" style:font-weight-complex="normal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normal" officeooo:paragraph-rsid="0049654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6">PW - </text:span>Département d<text:span text:style-name="T14">u développement économique</text:span> - Direction <text:span text:style-name="T13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10"/>
      <text:p text:style-name="P3">Transmis<text:span text:style-name="T7">sion</text:span> <text:span text:style-name="T9">de l’avis préalable du Collège communal</text:span></text:p>
      <text:p text:style-name="P13"/>
      <text:p text:style-name="P5"/>
      <text:p text:style-name="P6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es implantations commerciales</text:span>,</text:p>
      <text:p text:style-name="P6"/>
      <text:p text:style-name="P7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9654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96540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UrbanBody">
      <style:text-properties fo:font-size="11pt" officeooo:paragraph-rsid="00436691" style:font-name="Arial" style:font-size-asian="11pt" style:font-size-complex="11pt"/>
    </style:style>
    <style:style style:family="paragraph" style:name="P10" style:parent-style-name="Standard">
      <style:text-properties fo:font-size="14pt" officeooo:paragraph-rsid="00496540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96540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6540" style:font-name="Arial" style:font-size-asian="10pt" style:font-size-complex="10pt"/>
    </style:style>
    <style:style style:family="paragraph" style:name="P13" style:parent-style-name="UrbanTitle">
      <style:text-properties fo:font-size="9pt" fo:font-weight="normal" officeooo:paragraph-rsid="001dc90b" style:font-name="Arial" style:font-size-asian="9pt" style:font-size-complex="9pt" style:font-weight-asian="normal" style:font-weight-complex="normal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normal" officeooo:paragraph-rsid="0049654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6">PW - </text:span>Département d<text:span text:style-name="T14">u développement économique</text:span> - Direction <text:span text:style-name="T13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10"/>
      <text:p text:style-name="P3">Transmis<text:span text:style-name="T7">sion</text:span> <text:span text:style-name="T9">de l’avis préalable du Collège communal</text:span></text:p>
      <text:p text:style-name="P13"/>
      <text:p text:style-name="P5"/>
      <text:p text:style-name="P6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es implantations commerciales</text:span>,</text:p>
      <text:p text:style-name="P6"/>
      <text:p text:style-name="P7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9654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96540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UrbanBody">
      <style:text-properties fo:font-size="11pt" officeooo:paragraph-rsid="00436691" style:font-name="Arial" style:font-size-asian="11pt" style:font-size-complex="11pt"/>
    </style:style>
    <style:style style:family="paragraph" style:name="P10" style:parent-style-name="Standard">
      <style:text-properties fo:font-size="14pt" officeooo:paragraph-rsid="00496540" style:font-name="Arial" style:font-size-asian="14pt" style:font-size-complex="14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496540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6540" style:font-name="Arial" style:font-size-asian="10pt" style:font-size-complex="10pt"/>
    </style:style>
    <style:style style:family="paragraph" style:name="P13" style:parent-style-name="UrbanTitle">
      <style:text-properties fo:font-size="9pt" fo:font-weight="normal" officeooo:paragraph-rsid="001dc90b" style:font-name="Arial" style:font-size-asian="9pt" style:font-size-complex="9pt" style:font-weight-asian="normal" style:font-weight-complex="normal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normal" officeooo:paragraph-rsid="00496540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29f397"/>
    </style:style>
    <style:style style:family="text" style:name="T9">
      <style:text-properties officeooo:rsid="002bda3c"/>
    </style:style>
    <style:style style:family="text" style:name="T10">
      <style:text-properties officeooo:rsid="0030c0b0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6">PW - </text:span>Département d<text:span text:style-name="T14">u développement économique</text:span> - Direction <text:span text:style-name="T13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10"/>
      <text:p text:style-name="P3">Transmis<text:span text:style-name="T7">sion</text:span> <text:span text:style-name="T9">de l’avis préalable du Collège communal</text:span></text:p>
      <text:p text:style-name="P13"/>
      <text:p text:style-name="P5"/>
      <text:p text:style-name="P6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es implantations commerciales</text:span>,</text:p>
      <text:p text:style-name="P6"/>
      <text:p text:style-name="P7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27.987614481</dc:date>
    <dc:language>fr-FR</dc:language>
    <meta:editing-cycles>130</meta:editing-cycles>
    <meta:editing-duration>P1DT9H40M</meta:editing-duration>
    <meta:document-statistic meta:table-count="1" meta:image-count="0" meta:object-count="0" meta:page-count="1" meta:paragraph-count="14" meta:word-count="132" meta:character-count="1022" meta:non-whitespace-character-count="922"/>
    <meta:user-defined meta:name="Info 1"/>
    <meta:user-defined meta:name="Info 2"/>
    <meta:user-defined meta:name="Info 3"/>
    <meta:user-defined meta:name="Info 4"/>
  </office:meta>
</office:document-meta>
</file>